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Courier" svg:font-family="Courier" style:font-adornments="Regula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10" style:family="table">
      <style:table-properties style:width="6.9181in" table:align="left"/>
    </style:style>
    <style:style style:name="Table10.A" style:family="table-column">
      <style:table-column-properties style:column-width="4.0306in"/>
    </style:style>
    <style:style style:name="Table10.B" style:family="table-column">
      <style:table-column-properties style:column-width="2.8875in"/>
    </style:style>
    <style:style style:name="Table10.A1" style:family="table-cell">
      <style:table-cell-properties fo:padding="0.0382in" fo:border-left="0.0069in solid #000000" fo:border-right="none" fo:border-top="0.0069in solid #000000" fo:border-bottom="0.0069in solid #000000"/>
    </style:style>
    <style:style style:name="Table10.B1" style:family="table-cell">
      <style:table-cell-properties fo:padding="0.0382in" fo:border="0.0069in solid #000000"/>
    </style:style>
    <style:style style:name="Table10.A2" style:family="table-cell">
      <style:table-cell-properties fo:padding="0.0382in" fo:border-left="0.0069in solid #000000" fo:border-right="none" fo:border-top="none" fo:border-bottom="0.0069in solid #000000"/>
    </style:style>
    <style:style style:name="Table10.B2" style:family="table-cell">
      <style:table-cell-properties fo:padding="0.0382in" fo:border-left="0.0069in solid #000000" fo:border-right="0.0069in solid #000000" fo:border-top="none" fo:border-bottom="0.0069in solid #000000"/>
    </style:style>
    <style:style style:name="Table1" style:family="table">
      <style:table-properties style:width="3.1833in" table:align="left"/>
    </style:style>
    <style:style style:name="Table1.A" style:family="table-column">
      <style:table-column-properties style:column-width="1.8264in"/>
    </style:style>
    <style:style style:name="Table1.B" style:family="table-column">
      <style:table-column-properties style:column-width="1.3569in"/>
    </style:style>
    <style:style style:name="Table1.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1.B1" style:family="table-cell">
      <style:table-cell-properties fo:background-color="transparent" fo:padding="0.0382in" fo:border="0.0069in solid #000000">
        <style:background-image/>
      </style:table-cell-properties>
    </style:style>
    <style:style style:name="Table1.A2" style:family="table-cell">
      <style:table-cell-properties fo:background-color="transparent" fo:padding="0.0382in" fo:border-left="0.0069in solid #000000" fo:border-right="none" fo:border-top="none" fo:border-bottom="0.0069in solid #000000">
        <style:background-image/>
      </style:table-cell-properties>
    </style:style>
    <style:style style:name="Table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 style:family="table">
      <style:table-properties style:width="6.925in" table:align="margins"/>
    </style:style>
    <style:style style:name="Table2.A" style:family="table-column">
      <style:table-column-properties style:column-width="0.9799in" style:rel-column-width="9272*"/>
    </style:style>
    <style:style style:name="Table2.B" style:family="table-column">
      <style:table-column-properties style:column-width="0.5813in" style:rel-column-width="5500*"/>
    </style:style>
    <style:style style:name="Table2.C" style:family="table-column">
      <style:table-column-properties style:column-width="0.5715in" style:rel-column-width="5408*"/>
    </style:style>
    <style:style style:name="Table2.D" style:family="table-column">
      <style:table-column-properties style:column-width="0.5611in" style:rel-column-width="5310*"/>
    </style:style>
    <style:style style:name="Table2.E" style:family="table-column">
      <style:table-column-properties style:column-width="0.5208in" style:rel-column-width="4928*"/>
    </style:style>
    <style:style style:name="Table2.F" style:family="table-column">
      <style:table-column-properties style:column-width="0.5403in" style:rel-column-width="5112*"/>
    </style:style>
    <style:style style:name="Table2.G" style:family="table-column">
      <style:table-column-properties style:column-width="0.5514in" style:rel-column-width="5218*"/>
    </style:style>
    <style:style style:name="Table2.H" style:family="table-column">
      <style:table-column-properties style:column-width="0.5306in" style:rel-column-width="5020*"/>
    </style:style>
    <style:style style:name="Table2.I" style:family="table-column">
      <style:table-column-properties style:column-width="0.5201in" style:rel-column-width="4922*"/>
    </style:style>
    <style:style style:name="Table2.J" style:family="table-column">
      <style:table-column-properties style:column-width="0.5104in" style:rel-column-width="4830*"/>
    </style:style>
    <style:style style:name="Table2.K" style:family="table-column">
      <style:table-column-properties style:column-width="0.4868in" style:rel-column-width="4606*"/>
    </style:style>
    <style:style style:name="Table2.L" style:family="table-column">
      <style:table-column-properties style:column-width="0.5715in" style:rel-column-width="5409*"/>
    </style:style>
    <style:style style:name="Table2.A1" style:family="table-cell">
      <style:table-cell-properties fo:padding="0.0382in" fo:border-left="0.0069in solid #000000" fo:border-right="none" fo:border-top="0.0069in solid #000000" fo:border-bottom="0.0069in solid #000000"/>
    </style:style>
    <style:style style:name="Table2.L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L2" style:family="table-cell">
      <style:table-cell-properties fo:padding="0.0382in" fo:border-left="0.0069in solid #000000" fo:border-right="0.0069in solid #000000" fo:border-top="none" fo:border-bottom="0.0069in solid #000000"/>
    </style:style>
    <style:style style:name="Table9" style:family="table">
      <style:table-properties style:width="3.1833in" table:align="left"/>
    </style:style>
    <style:style style:name="Table9.A" style:family="table-column">
      <style:table-column-properties style:column-width="1.8264in"/>
    </style:style>
    <style:style style:name="Table9.B" style:family="table-column">
      <style:table-column-properties style:column-width="1.3569in"/>
    </style:style>
    <style:style style:name="Table9.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9.B1" style:family="table-cell">
      <style:table-cell-properties fo:background-color="transparent" fo:padding="0.0382in" fo:border="0.0069in solid #000000">
        <style:background-image/>
      </style:table-cell-properties>
    </style:style>
    <style:style style:name="Table9.A2" style:family="table-cell">
      <style:table-cell-properties fo:background-color="transparent" fo:padding="0.0382in" fo:border-left="0.0069in solid #000000" fo:border-right="none" fo:border-top="none" fo:border-bottom="0.0069in solid #000000">
        <style:background-image/>
      </style:table-cell-properties>
    </style:style>
    <style:style style:name="Table9.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 style:family="table">
      <style:table-properties style:width="2.6021in" table:align="left"/>
    </style:style>
    <style:style style:name="Table3.A" style:family="table-column">
      <style:table-column-properties style:column-width="1.9285in"/>
    </style:style>
    <style:style style:name="Table3.B" style:family="table-column">
      <style:table-column-properties style:column-width="0.6736in"/>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4" style:family="table">
      <style:table-properties style:width="2.6021in" table:align="left"/>
    </style:style>
    <style:style style:name="Table4.A" style:family="table-column">
      <style:table-column-properties style:column-width="1.9285in"/>
    </style:style>
    <style:style style:name="Table4.B" style:family="table-column">
      <style:table-column-properties style:column-width="0.6736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4389in" table:align="left"/>
    </style:style>
    <style:style style:name="Table5.A" style:family="table-column">
      <style:table-column-properties style:column-width="1.9285in"/>
    </style:style>
    <style:style style:name="Table5.B" style:family="table-column">
      <style:table-column-properties style:column-width="2.5104in"/>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6" style:family="table">
      <style:table-properties style:width="4.4389in" table:align="left"/>
    </style:style>
    <style:style style:name="Table6.A" style:family="table-column">
      <style:table-column-properties style:column-width="1.9285in"/>
    </style:style>
    <style:style style:name="Table6.B" style:family="table-column">
      <style:table-column-properties style:column-width="2.5104in"/>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7" style:family="table">
      <style:table-properties style:width="4.4389in" table:align="left"/>
    </style:style>
    <style:style style:name="Table7.A" style:family="table-column">
      <style:table-column-properties style:column-width="1.9285in"/>
    </style:style>
    <style:style style:name="Table7.B" style:family="table-column">
      <style:table-column-properties style:column-width="2.5104in"/>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8" style:family="table">
      <style:table-properties style:width="4.4389in" table:align="left"/>
    </style:style>
    <style:style style:name="Table8.A" style:family="table-column">
      <style:table-column-properties style:column-width="1.9285in"/>
    </style:style>
    <style:style style:name="Table8.B" style:family="table-column">
      <style:table-column-properties style:column-width="2.5104in"/>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text-properties style:font-name="Arial1"/>
    </style:style>
    <style:style style:name="P4" style:family="paragraph" style:parent-style-name="Table_20_Contents">
      <style:paragraph-properties fo:text-align="justify" style:justify-single-word="false"/>
      <style:text-properties style:font-name="Arial1" fo:font-weight="bold" style:font-weight-asian="bold" style:font-weight-complex="bold"/>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fo:font-style="normal" style:font-style-asian="normal" style:font-style-complex="normal"/>
    </style:style>
    <style:style style:name="P7" style:family="paragraph" style:parent-style-name="Cod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list-style-name="L2"/>
    <style:style style:name="P13" style:family="paragraph" style:parent-style-name="Heading_20_2">
      <style:paragraph-properties fo:break-before="page"/>
    </style:style>
    <style:style style:name="P14" style:family="paragraph" style:parent-style-name="Table_20_Contents">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ve simulation performance report</text:h>
      <text:p text:style-name="Text_20_body">Raivo Laanemets, rlaanemt@ut.ee</text:p>
      <text:h text:style-name="Heading_20_2" text:outline-level="2">Implementation of simulation</text:h>
      <table:table table:name="Table10" table:style-name="Table10">
        <table:table-column table:style-name="Table10.A"/>
        <table:table-column table:style-name="Table10.B"/>
        <table:table-row>
          <table:table-cell table:style-name="Table10.A1" office:value-type="string">
            <text:p text:style-name="P2">Part of algorithm</text:p>
          </table:table-cell>
          <table:table-cell table:style-name="Table10.B1" office:value-type="string">
            <text:p text:style-name="P2">Implementing Python class</text:p>
          </table:table-cell>
        </table:table-row>
        <table:table-row>
          <table:table-cell table:style-name="Table10.A2" office:value-type="string">
            <text:p text:style-name="P1">Laplacian generation</text:p>
          </table:table-cell>
          <table:table-cell table:style-name="Table10.B2" office:value-type="string">
            <text:p text:style-name="P1">laplacian.LaplacianGenerator</text:p>
          </table:table-cell>
        </table:table-row>
        <table:table-row>
          <table:table-cell table:style-name="Table10.A2" office:value-type="string">
            <text:p text:style-name="P1">Simulation loop and step</text:p>
          </table:table-cell>
          <table:table-cell table:style-name="Table10.B2" office:value-type="string">
            <text:p text:style-name="P1">WaveSimulation</text:p>
          </table:table-cell>
        </table:table-row>
        <table:table-row>
          <table:table-cell table:style-name="Table10.A2" office:value-type="string">
            <text:p text:style-name="P1">Initial conditions (initial u, u_i values)</text:p>
          </table:table-cell>
          <table:table-cell table:style-name="Table10.B2" office:value-type="string">
            <text:p text:style-name="P1">InitialConditions</text:p>
          </table:table-cell>
        </table:table-row>
        <table:table-row>
          <table:table-cell table:style-name="Table10.A2" office:value-type="string">
            <text:p text:style-name="P1">CG algorithm</text:p>
          </table:table-cell>
          <table:table-cell table:style-name="Table10.B2" office:value-type="string">
            <text:p text:style-name="P1">cg.ConjugateGradientSolver</text:p>
          </table:table-cell>
        </table:table-row>
        <table:table-row>
          <table:table-cell table:style-name="Table10.A2" office:value-type="string">
            <text:p text:style-name="P1">Sparse matrix</text:p>
          </table:table-cell>
          <table:table-cell table:style-name="Table10.B2" office:value-type="string">
            <text:p text:style-name="P1">util.SparseMatrix</text:p>
          </table:table-cell>
        </table:table-row>
        <table:table-row>
          <table:table-cell table:style-name="Table10.A2" office:value-type="string">
            <text:p text:style-name="P1">Sparse matrix with vector multiplication Ax in Fortran</text:p>
          </table:table-cell>
          <table:table-cell table:style-name="Table10.B2" office:value-type="string">
            <text:p text:style-name="P1">util.SparseMatrixFortran</text:p>
          </table:table-cell>
        </table:table-row>
        <table:table-row>
          <table:table-cell table:style-name="Table10.A2" office:value-type="string">
            <text:p text:style-name="P1">Python SGS precoditioner</text:p>
          </table:table-cell>
          <table:table-cell table:style-name="Table10.B2" office:value-type="string">
            <text:p text:style-name="P1">cg.prec.PythonFastPreconditioner</text:p>
          </table:table-cell>
        </table:table-row>
        <table:table-row>
          <table:table-cell table:style-name="Table10.A2" office:value-type="string">
            <text:p text:style-name="P1">Optimized SGS preconditioner</text:p>
          </table:table-cell>
          <table:table-cell table:style-name="Table10.B2" office:value-type="string">
            <text:p text:style-name="P1">cg.prec.FortranZeroPreconditioner</text:p>
          </table:table-cell>
        </table:table-row>
        <table:table-row>
          <table:table-cell table:style-name="Table10.A2" office:value-type="string">
            <text:p text:style-name="P1">Optimized SGS preconditioner with the original Fortran subroutine</text:p>
          </table:table-cell>
          <table:table-cell table:style-name="Table10.B2" office:value-type="string">
            <text:p text:style-name="P1">cg.prec.FortranPreconditioner</text:p>
          </table:table-cell>
        </table:table-row>
        <table:table-row>
          <table:table-cell table:style-name="Table10.A2" office:value-type="string">
            <text:p text:style-name="P1">Visualization</text:p>
          </table:table-cell>
          <table:table-cell table:style-name="Table10.B2" office:value-type="string">
            <text:p text:style-name="P1">vis.EasyvizWaveVisualizator</text:p>
          </table:table-cell>
        </table:table-row>
      </table:table>
      <text:p text:style-name="Text_20_body"/>
      <text:h text:style-name="Heading_20_2" text:outline-level="2">Test case 1</text:h>
      <text:p text:style-name="Text_20_body">In this test case we compare the number of iterations for Conjugate Gradient (CG) method with and without Symmetric Gauss-Seidel preconditioner (SGS). The preconditioner class for this test case is <text:span text:style-name="T2">SGSFortranZeroPreconditioner</text:span><text:span text:style-name="T4">, which is a Fortran-optimized implementation.</text:span></text:p>
      <text:p text:style-name="P5"/>
      <text:p text:style-name="Text_20_body">Wave simulation parameters:</text:p>
      <table:table table:name="Table1" table:style-name="Table1">
        <table:table-column table:style-name="Table1.A"/>
        <table:table-column table:style-name="Table1.B"/>
        <table:table-row>
          <table:table-cell table:style-name="Table1.A1" office:value-type="string">
            <text:p text:style-name="P2">Space steps (N)</text:p>
          </table:table-cell>
          <table:table-cell table:style-name="Table1.B1" office:value-type="string">
            <text:p text:style-name="P1">50</text:p>
          </table:table-cell>
        </table:table-row>
        <table:table-row>
          <table:table-cell table:style-name="Table1.A2" office:value-type="string">
            <text:p text:style-name="P2">Time steps (S)</text:p>
          </table:table-cell>
          <table:table-cell table:style-name="Table1.B2" office:value-type="string">
            <text:p text:style-name="P1">300</text:p>
          </table:table-cell>
        </table:table-row>
        <table:table-row>
          <table:table-cell table:style-name="Table1.A2" office:value-type="string">
            <text:p text:style-name="P2">Simulation time (T)</text:p>
          </table:table-cell>
          <table:table-cell table:style-name="Table1.B2" office:value-type="string">
            <text:p text:style-name="P1">3.0</text:p>
          </table:table-cell>
        </table:table-row>
        <table:table-row>
          <table:table-cell table:style-name="Table1.A2" office:value-type="string">
            <text:p text:style-name="P2">CG tolerange</text:p>
          </table:table-cell>
          <table:table-cell table:style-name="Table1.B2" office:value-type="string">
            <text:p text:style-name="P1">1E-10 (default)</text:p>
          </table:table-cell>
        </table:table-row>
      </table:table>
      <text:p text:style-name="Standard"/>
      <text:p text:style-name="Text_20_body">Command line for simulation without SGS:</text:p>
      <text:p text:style-name="Code">python Main.py -O 3 -T 3.0 -N 50 -S 300 2&gt;&amp;1 | sed -n 's/DEBUG:cg:iterations: \([0-9]*\)/\1/p' | awk '{ s += $1 } END { print "total: ", s, " average: ", s/NR, " samples: ", NR }'</text:p>
      <text:p text:style-name="Standard"/>
      <text:p text:style-name="Text_20_body"/>
      <text:p text:style-name="Text_20_body"/>
      <text:p text:style-name="Text_20_body"><text:soft-page-break/>Command line for simulation with SGS (with k iterations):</text:p>
      <text:p text:style-name="Code">python Main.py -O 3 -T 3.0 -N 50 -S 300 --sgs=k 2&gt;&amp;1 | sed -n 's/DEBUG:cg:iterations: \([0-9]*\)/\1/p' | awk '{ s += $1 } END { print "total: ", s, " average: ", s/NR, " samples: ", NR }'</text:p>
      <text:p text:style-name="P5"/>
      <text:p text:style-name="P5">Command line for running time:</text:p>
      <text:p text:style-name="P6">python Main.py -O 3 -T 3.0 -N 50 -S 300 <text:s/>2&gt;&amp;1 | sed -n 's/Wall time: \([0-9]*\)/\1/p'</text:p>
      <text:p text:style-name="P5"/>
      <text:p text:style-name="P5">Table of resul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table-cell table:style-name="Table2.A1" office:value-type="string">
            <text:p text:style-name="P4"># CG</text:p>
          </table:table-cell>
          <table:table-cell table:style-name="Table2.A1" office:value-type="string">
            <text:p text:style-name="P4">0</text:p>
          </table:table-cell>
          <table:table-cell table:style-name="Table2.A1" office:value-type="string">
            <text:p text:style-name="P4">1</text:p>
          </table:table-cell>
          <table:table-cell table:style-name="Table2.A1" office:value-type="string">
            <text:p text:style-name="P4">2</text:p>
          </table:table-cell>
          <table:table-cell table:style-name="Table2.A1" office:value-type="string">
            <text:p text:style-name="P4">3</text:p>
          </table:table-cell>
          <table:table-cell table:style-name="Table2.A1" office:value-type="string">
            <text:p text:style-name="P4">4</text:p>
          </table:table-cell>
          <table:table-cell table:style-name="Table2.A1" office:value-type="string">
            <text:p text:style-name="P4">5</text:p>
          </table:table-cell>
          <table:table-cell table:style-name="Table2.A1" office:value-type="string">
            <text:p text:style-name="P4">6</text:p>
          </table:table-cell>
          <table:table-cell table:style-name="Table2.A1" office:value-type="string">
            <text:p text:style-name="P4">7</text:p>
          </table:table-cell>
          <table:table-cell table:style-name="Table2.A1" office:value-type="string">
            <text:p text:style-name="P4">8</text:p>
          </table:table-cell>
          <table:table-cell table:style-name="Table2.A1" office:value-type="string">
            <text:p text:style-name="P4">9</text:p>
          </table:table-cell>
          <table:table-cell table:style-name="Table2.L1" office:value-type="string">
            <text:p text:style-name="P4">10</text:p>
          </table:table-cell>
        </table:table-row>
        <table:table-row>
          <table:table-cell table:style-name="Table2.A2" office:value-type="string">
            <text:p text:style-name="P4">avg</text:p>
          </table:table-cell>
          <table:table-cell table:style-name="Table2.A2" office:value-type="string">
            <text:p text:style-name="P3">8.64</text:p>
          </table:table-cell>
          <table:table-cell table:style-name="Table2.A2" office:value-type="string">
            <text:p text:style-name="P3">5.0</text:p>
          </table:table-cell>
          <table:table-cell table:style-name="Table2.A2" office:value-type="string">
            <text:p text:style-name="P3">3.74</text:p>
          </table:table-cell>
          <table:table-cell table:style-name="Table2.A2" office:value-type="string">
            <text:p text:style-name="P3">3.0</text:p>
          </table:table-cell>
          <table:table-cell table:style-name="Table2.A2" office:value-type="string">
            <text:p text:style-name="P3">3.0</text:p>
          </table:table-cell>
          <table:table-cell table:style-name="Table2.A2" office:value-type="string">
            <text:p text:style-name="P3">2.0</text:p>
          </table:table-cell>
          <table:table-cell table:style-name="Table2.A2" office:value-type="string">
            <text:p text:style-name="P3">2.0</text:p>
          </table:table-cell>
          <table:table-cell table:style-name="Table2.A2" office:value-type="string">
            <text:p text:style-name="P3">2.0</text:p>
          </table:table-cell>
          <table:table-cell table:style-name="Table2.A2" office:value-type="string">
            <text:p text:style-name="P3">2.0</text:p>
          </table:table-cell>
          <table:table-cell table:style-name="Table2.A2" office:value-type="string">
            <text:p text:style-name="P3">2.0</text:p>
          </table:table-cell>
          <table:table-cell table:style-name="Table2.L2" office:value-type="string">
            <text:p text:style-name="P3">2.0</text:p>
          </table:table-cell>
        </table:table-row>
        <table:table-row>
          <table:table-cell table:style-name="Table2.A2" office:value-type="string">
            <text:p text:style-name="P4">total</text:p>
          </table:table-cell>
          <table:table-cell table:style-name="Table2.A2" office:value-type="string">
            <text:p text:style-name="P3">2593</text:p>
          </table:table-cell>
          <table:table-cell table:style-name="Table2.A2" office:value-type="string">
            <text:p text:style-name="P3">1500</text:p>
          </table:table-cell>
          <table:table-cell table:style-name="Table2.A2" office:value-type="string">
            <text:p text:style-name="P3">1122</text:p>
          </table:table-cell>
          <table:table-cell table:style-name="Table2.A2" office:value-type="string">
            <text:p text:style-name="P3">900</text:p>
          </table:table-cell>
          <table:table-cell table:style-name="Table2.A2" office:value-type="string">
            <text:p text:style-name="P3">900</text:p>
          </table:table-cell>
          <table:table-cell table:style-name="Table2.A2" office:value-type="string">
            <text:p text:style-name="P3">600</text:p>
          </table:table-cell>
          <table:table-cell table:style-name="Table2.A2" office:value-type="string">
            <text:p text:style-name="P3">600</text:p>
          </table:table-cell>
          <table:table-cell table:style-name="Table2.A2" office:value-type="string">
            <text:p text:style-name="P3">600</text:p>
          </table:table-cell>
          <table:table-cell table:style-name="Table2.A2" office:value-type="string">
            <text:p text:style-name="P3">600</text:p>
          </table:table-cell>
          <table:table-cell table:style-name="Table2.A2" office:value-type="string">
            <text:p text:style-name="P3">600</text:p>
          </table:table-cell>
          <table:table-cell table:style-name="Table2.L2" office:value-type="string">
            <text:p text:style-name="P3">600</text:p>
          </table:table-cell>
        </table:table-row>
        <table:table-row>
          <table:table-cell table:style-name="Table2.A2" office:value-type="string">
            <text:p text:style-name="P4">runtime (s)</text:p>
          </table:table-cell>
          <table:table-cell table:style-name="Table2.A2" office:value-type="string">
            <text:p text:style-name="P3">1.92</text:p>
          </table:table-cell>
          <table:table-cell table:style-name="Table2.A2" office:value-type="string">
            <text:p text:style-name="P3">1.64</text:p>
          </table:table-cell>
          <table:table-cell table:style-name="Table2.A2" office:value-type="string">
            <text:p text:style-name="P3">1.5</text:p>
          </table:table-cell>
          <table:table-cell table:style-name="Table2.A2" office:value-type="string">
            <text:p text:style-name="P3">1.42</text:p>
          </table:table-cell>
          <table:table-cell table:style-name="Table2.A2" office:value-type="string">
            <text:p text:style-name="P3">1.6</text:p>
          </table:table-cell>
          <table:table-cell table:style-name="Table2.A2" office:value-type="string">
            <text:p text:style-name="P3">1.06</text:p>
          </table:table-cell>
          <table:table-cell table:style-name="Table2.A2" office:value-type="string">
            <text:p text:style-name="P3">1.16</text:p>
          </table:table-cell>
          <table:table-cell table:style-name="Table2.A2" office:value-type="string">
            <text:p text:style-name="P3">1.26</text:p>
          </table:table-cell>
          <table:table-cell table:style-name="Table2.A2" office:value-type="string">
            <text:p text:style-name="P3">1.34</text:p>
          </table:table-cell>
          <table:table-cell table:style-name="Table2.A2" office:value-type="string">
            <text:p text:style-name="P3">1.44</text:p>
          </table:table-cell>
          <table:table-cell table:style-name="Table2.L2" office:value-type="string">
            <text:p text:style-name="P3">1.5</text:p>
          </table:table-cell>
        </table:table-row>
      </table:table>
      <text:p text:style-name="P5"/>
      <text:p text:style-name="P5">With k=100 and k = 1000 the results are same as with k=10, except the running time which increases due to wasted SGS iterations.</text:p>
      <text:p text:style-name="P5"><draw:frame draw:style-name="fr1" draw:name="Object2" text:anchor-type="paragraph" svg:x="1.9598in" svg:y="2.8965in" svg:width="3.1484in" svg:height="2.7563in" draw:z-index="1"><draw:object xlink:href="./Object 2" xlink:type="simple" xlink:show="embed" xlink:actuate="onLoad" draw:notify-on-update-of-ranges="Table2"/><draw:image xlink:href="./ObjectReplacements/Object 2" xlink:type="simple" xlink:show="embed" xlink:actuate="onLoad"/></draw:frame><draw:frame draw:style-name="fr1" draw:name="Object1" text:anchor-type="paragraph" svg:x="1.8055in" svg:y="0.0846in" svg:width="3.1484in" svg:height="2.7563in" draw:z-index="0"><draw:object xlink:href="./Object 1" xlink:type="simple" xlink:show="embed" xlink:actuate="onLoad" draw:notify-on-update-of-ranges="Table2"/><draw:image xlink:href="./ObjectReplacements/Object 1" xlink:type="simple" xlink:show="embed" xlink:actuate="onLoad"/></draw:frame></text:p>
      <text:h text:style-name="P13" text:outline-level="2"><draw:frame draw:style-name="fr1" draw:name="Object3" text:anchor-type="paragraph" svg:x="2.1346in" svg:y="0.1457in" svg:width="3.1484in" svg:height="2.7563in" draw:z-index="2"><draw:object xlink:href="./Object 3" xlink:type="simple" xlink:show="embed" xlink:actuate="onLoad" draw:notify-on-update-of-ranges="Table2"/><draw:image xlink:href="./ObjectReplacements/Object 3" xlink:type="simple" xlink:show="embed" xlink:actuate="onLoad"/></draw:frame>Test case 1: conclusions</text:h>
      <text:list xml:id="list686600379" text:style-name="L1">
        <text:list-item>
          <text:p text:style-name="P9">Optimal number of SGS iterations is 5. This minimizes both runtime and the number of needed CG iterations.</text:p>
        </text:list-item>
        <text:list-item>
          <text:p text:style-name="P9">Using more than 5 SGS iterations is pointless because the number of CG iterations stays constant but the running time will increase due to wasted SGS iterations.</text:p>
        </text:list-item>
      </text:list>
      <text:p text:style-name="Text_20_body"/>
      <text:h text:style-name="Heading_20_2" text:outline-level="2">Test case 2</text:h>
      <text:p text:style-name="Text_20_body">In this test case we measure simulation speedup by optimizing important non-vectorizable code in Fortran.</text:p>
      <text:p text:style-name="Text_20_body"/>
      <text:p text:style-name="Text_20_body">Wave simulation parameters:</text:p>
      <table:table table:name="Table9" table:style-name="Table9">
        <table:table-column table:style-name="Table9.A"/>
        <table:table-column table:style-name="Table9.B"/>
        <table:table-row>
          <table:table-cell table:style-name="Table9.A1" office:value-type="string">
            <text:p text:style-name="P2">Space steps (N)</text:p>
          </table:table-cell>
          <table:table-cell table:style-name="Table9.B1" office:value-type="string">
            <text:p text:style-name="P1">50</text:p>
          </table:table-cell>
        </table:table-row>
        <table:table-row>
          <table:table-cell table:style-name="Table9.A2" office:value-type="string">
            <text:p text:style-name="P2">Time steps (S)</text:p>
          </table:table-cell>
          <table:table-cell table:style-name="Table9.B2" office:value-type="string">
            <text:p text:style-name="P1">300</text:p>
          </table:table-cell>
        </table:table-row>
        <table:table-row>
          <table:table-cell table:style-name="Table9.A2" office:value-type="string">
            <text:p text:style-name="P2">Simulation time (T)</text:p>
          </table:table-cell>
          <table:table-cell table:style-name="Table9.B2" office:value-type="string">
            <text:p text:style-name="P1">3.0</text:p>
          </table:table-cell>
        </table:table-row>
      </table:table>
      <text:p text:style-name="Standard"/>
      <text:p text:style-name="Text_20_body"/>
      <text:p text:style-name="Text_20_body">Case 2.1:</text:p>
      <table:table table:name="Table3" table:style-name="Table3">
        <table:table-column table:style-name="Table3.A"/>
        <table:table-column table:style-name="Table3.B"/>
        <table:table-row>
          <table:table-cell table:style-name="Table3.A1" office:value-type="string">
            <text:p text:style-name="P4">Use preconditioning</text:p>
          </table:table-cell>
          <table:table-cell table:style-name="Table3.B1" office:value-type="string">
            <text:p text:style-name="P3">no</text:p>
          </table:table-cell>
        </table:table-row>
        <table:table-row>
          <table:table-cell table:style-name="Table3.A2" office:value-type="string">
            <text:p text:style-name="P4">Optimize Ax</text:p>
          </table:table-cell>
          <table:table-cell table:style-name="Table3.B2" office:value-type="string">
            <text:p text:style-name="P3">no</text:p>
          </table:table-cell>
        </table:table-row>
      </table:table>
      <text:p text:style-name="Text_20_body"/>
      <text:p text:style-name="Text_20_body">Command line for case 2.1:</text:p>
      <text:p text:style-name="Code">python Main.py -O 0 -T 3.0 -N 50 -S 300 2&gt;&amp;1 | sed -n 's/Wall time: \([0-9]*\)/\1/p'</text:p>
      <text:p text:style-name="Text_20_body"/>
      <text:p text:style-name="Text_20_body"><text:soft-page-break/>Result: <text:span text:style-name="T1">132 seconds</text:span></text:p>
      <text:p text:style-name="P10"/>
      <text:p text:style-name="P10">Case 2.2:</text:p>
      <table:table table:name="Table4" table:style-name="Table4">
        <table:table-column table:style-name="Table4.A"/>
        <table:table-column table:style-name="Table4.B"/>
        <table:table-row>
          <table:table-cell table:style-name="Table4.A1" office:value-type="string">
            <text:p text:style-name="P4">Use preconditioning</text:p>
          </table:table-cell>
          <table:table-cell table:style-name="Table4.B1" office:value-type="string">
            <text:p text:style-name="P3">no</text:p>
          </table:table-cell>
        </table:table-row>
        <table:table-row>
          <table:table-cell table:style-name="Table4.A2" office:value-type="string">
            <text:p text:style-name="P4">Optimize Ax</text:p>
          </table:table-cell>
          <table:table-cell table:style-name="Table4.B2" office:value-type="string">
            <text:p text:style-name="P3">yes</text:p>
          </table:table-cell>
        </table:table-row>
      </table:table>
      <text:p text:style-name="P10"/>
      <text:p text:style-name="P10">Command line for case 2.2</text:p>
      <text:p text:style-name="P7">python Main.py -O 2 -T 3.0 -N 50 -S 300 2&gt;&amp;1 | sed -n 's/Wall time: \([0-9]*\)/\1/p'</text:p>
      <text:p text:style-name="P10"/>
      <text:p text:style-name="Text_20_body"><text:span text:style-name="T6">Result: </text:span><text:span text:style-name="T1">1.9 seconds</text:span></text:p>
      <text:p text:style-name="P10"/>
      <text:p text:style-name="P10">Case 2.3:</text:p>
      <table:table table:name="Table5" table:style-name="Table5">
        <table:table-column table:style-name="Table5.A"/>
        <table:table-column table:style-name="Table5.B"/>
        <table:table-row>
          <table:table-cell table:style-name="Table5.A1" office:value-type="string">
            <text:p text:style-name="P4">Use preconditioning</text:p>
          </table:table-cell>
          <table:table-cell table:style-name="Table5.B1" office:value-type="string">
            <text:p text:style-name="Table_20_Contents">SGSFastPreconditioner (Python)</text:p>
          </table:table-cell>
        </table:table-row>
        <table:table-row>
          <table:table-cell table:style-name="Table5.A2" office:value-type="string">
            <text:p text:style-name="P4">SGS iterations</text:p>
          </table:table-cell>
          <table:table-cell table:style-name="Table5.B2" office:value-type="string">
            <text:p text:style-name="Table_20_Contents">5 (min. number of CG iterations found in test 1)</text:p>
          </table:table-cell>
        </table:table-row>
        <table:table-row>
          <table:table-cell table:style-name="Table5.A2" office:value-type="string">
            <text:p text:style-name="P4">Optimize Ax</text:p>
          </table:table-cell>
          <table:table-cell table:style-name="Table5.B2" office:value-type="string">
            <text:p text:style-name="P3">no</text:p>
          </table:table-cell>
        </table:table-row>
      </table:table>
      <text:p text:style-name="P10"/>
      <text:p text:style-name="P10">Command line for case 2.3:</text:p>
      <text:p text:style-name="P7">python Main.py -O 0 -T 3.0 -N 50 -S 300 --sgs=5 2&gt;&amp;1 | sed -n 's/Wall time: \([0-9]*\)/\1/p'</text:p>
      <text:p text:style-name="P10"/>
      <text:p text:style-name="Text_20_body"><text:span text:style-name="T6">Result: </text:span><text:span text:style-name="T1">340 seconds</text:span></text:p>
      <text:p text:style-name="P10"/>
      <text:p text:style-name="P10">Case 2.4</text:p>
      <table:table table:name="Table6" table:style-name="Table6">
        <table:table-column table:style-name="Table6.A"/>
        <table:table-column table:style-name="Table6.B"/>
        <table:table-row>
          <table:table-cell table:style-name="Table6.A1" office:value-type="string">
            <text:p text:style-name="P4">Use preconditioning</text:p>
          </table:table-cell>
          <table:table-cell table:style-name="Table6.B1" office:value-type="string">
            <text:p text:style-name="Table_20_Contents">SGSFastPreconditioner (Python)</text:p>
          </table:table-cell>
        </table:table-row>
        <table:table-row>
          <table:table-cell table:style-name="Table6.A2" office:value-type="string">
            <text:p text:style-name="P4">SGS iterations</text:p>
          </table:table-cell>
          <table:table-cell table:style-name="Table6.B2" office:value-type="string">
            <text:p text:style-name="Table_20_Contents">5 (min. number of CG iterations found in test 1)</text:p>
          </table:table-cell>
        </table:table-row>
        <table:table-row>
          <table:table-cell table:style-name="Table6.A2" office:value-type="string">
            <text:p text:style-name="P4">Optimize Ax</text:p>
          </table:table-cell>
          <table:table-cell table:style-name="Table6.B2" office:value-type="string">
            <text:p text:style-name="P3">yes</text:p>
          </table:table-cell>
        </table:table-row>
      </table:table>
      <text:p text:style-name="Standard"/>
      <text:p text:style-name="Text_20_body">Command line for case 2.4:</text:p>
      <text:p text:style-name="Code">python Main.py -O 2 -T 3.0 -N 50 -S 300 --sgs=5 2&gt;&amp;1 | sed -n 's/Wall time: \([0-9]*\)/\1/p'</text:p>
      <text:p text:style-name="Text_20_body"/>
      <text:p text:style-name="Text_20_body">Result: <text:span text:style-name="T1">316 seconds</text:span></text:p>
      <text:p text:style-name="P10"/>
      <text:p text:style-name="P10">Case 2.5</text:p>
      <table:table table:name="Table7" table:style-name="Table7">
        <table:table-column table:style-name="Table7.A"/>
        <table:table-column table:style-name="Table7.B"/>
        <table:table-row>
          <table:table-cell table:style-name="Table7.A1" office:value-type="string">
            <text:p text:style-name="P4">Use preconditioning</text:p>
          </table:table-cell>
          <table:table-cell table:style-name="Table7.B1" office:value-type="string">
            <text:p text:style-name="P5">SGSFortranZeroPreconditioner<text:soft-page-break/></text:p>
          </table:table-cell>
        </table:table-row>
        <table:table-row>
          <table:table-cell table:style-name="Table7.A2" office:value-type="string">
            <text:p text:style-name="P4">SGS iterations</text:p>
          </table:table-cell>
          <table:table-cell table:style-name="Table7.B2" office:value-type="string">
            <text:p text:style-name="Table_20_Contents">5 (min. number of CG iterations found in test 1)</text:p>
          </table:table-cell>
        </table:table-row>
        <table:table-row>
          <table:table-cell table:style-name="Table7.A2" office:value-type="string">
            <text:p text:style-name="P4">Optimize Ax</text:p>
          </table:table-cell>
          <table:table-cell table:style-name="Table7.B2" office:value-type="string">
            <text:p text:style-name="P3">no</text:p>
          </table:table-cell>
        </table:table-row>
      </table:table>
      <text:p text:style-name="Standard"/>
      <text:p text:style-name="Text_20_body">Command line for case 2.5:</text:p>
      <text:p text:style-name="Code">python Main.py -O 1 -T 3.0 -N 50 -S 300 --sgs=5 2&gt;&amp;1 | sed -n 's/Wall time: \([0-9]*\)/\1/p'</text:p>
      <text:p text:style-name="Text_20_body"/>
      <text:p text:style-name="Text_20_body">Result: <text:span text:style-name="T1">29 seconds</text:span></text:p>
      <text:p text:style-name="P10"/>
      <text:p text:style-name="P10">Case 2.6</text:p>
      <table:table table:name="Table8" table:style-name="Table8">
        <table:table-column table:style-name="Table8.A"/>
        <table:table-column table:style-name="Table8.B"/>
        <table:table-row>
          <table:table-cell table:style-name="Table8.A1" office:value-type="string">
            <text:p text:style-name="P4">Use preconditioning</text:p>
          </table:table-cell>
          <table:table-cell table:style-name="Table8.B1" office:value-type="string">
            <text:p text:style-name="P5">SGSFortranZeroPreconditioner</text:p>
          </table:table-cell>
        </table:table-row>
        <table:table-row>
          <table:table-cell table:style-name="Table8.A2" office:value-type="string">
            <text:p text:style-name="P4">SGS iterations</text:p>
          </table:table-cell>
          <table:table-cell table:style-name="Table8.B2" office:value-type="string">
            <text:p text:style-name="Table_20_Contents">5 (min. number of CG iterations found in test 1)</text:p>
          </table:table-cell>
        </table:table-row>
        <table:table-row>
          <table:table-cell table:style-name="Table8.A2" office:value-type="string">
            <text:p text:style-name="P4">Optimize Ax</text:p>
          </table:table-cell>
          <table:table-cell table:style-name="Table8.B2" office:value-type="string">
            <text:p text:style-name="P3">yes</text:p>
          </table:table-cell>
        </table:table-row>
      </table:table>
      <text:p text:style-name="Standard"/>
      <text:p text:style-name="Text_20_body">Command line for case 2.6:</text:p>
      <text:p text:style-name="Code">python Main.py -O 3 -T 3.0 -N 50 -S 300 --sgs=5 2&gt;&amp;1 | sed -n 's/Wall time: \([0-9]*\)/\1/p'</text:p>
      <text:p text:style-name="Text_20_body"/>
      <text:p text:style-name="Text_20_body">Result: <text:span text:style-name="T1">1.07 seconds</text:span></text:p>
      <text:p text:style-name="P11"/>
      <text:p text:style-name="P10">Case 2.7: dense matrix</text:p>
      <text:p text:style-name="P10"/>
      <text:p text:style-name="Text_20_body"><text:span text:style-name="T6">This cannot be run on command line. </text:span><text:span text:style-name="T3">common.DENSE</text:span><text:span text:style-name="T5"> must be set </text:span><text:span text:style-name="T3">True</text:span><text:span text:style-name="T5"> in the source code. All command line options about CG will be ignored.</text:span></text:p>
      <text:p text:style-name="P10"/>
      <text:p text:style-name="Text_20_body"><text:span text:style-name="T6">Result: </text:span><text:span text:style-name="T1">877 seconds</text:span></text:p>
      <text:h text:style-name="Heading_20_2" text:outline-level="2">Test case 2: conclusions</text:h>
      <text:list xml:id="list801534278" text:style-name="L2">
        <text:list-item>
          <text:p text:style-name="P12">Optimizing both Ax and SGS in Fortran gives the fastest algorithm (1.07 seconds). If we consider the case 2.3 as the base case (Ax and SGS not optimized) then optimizing only SGS gives better result than optimizing only Ax (29 vs. 316 seconds).</text:p>
        </text:list-item>
        <text:list-item>
          <text:p text:style-name="P12">Running with preconditioner written in Python for the smallest number of CG iterations (2) takes more time than running without preconditioner at all (340 vs. 132 seconds).</text:p>
        </text:list-item>
      </text:list>
      <text:h text:style-name="Heading_20_2" text:outline-level="2"><text:soft-page-break/>Machine details</text:h>
      <text:p text:style-name="Text_20_body">The tests were run on single-core 1.6Ghz laptop with 2GB of memory and 1MB of cac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adornments="Regula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598in" fo:text-align="justify" style:justify-single-word="false" style:page-number="auto"/>
      <style:text-properties style:font-name="Arial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2in" style:page-number="auto" style:shadow="none"/>
      <style:text-properties fo:font-size="14pt" fo:font-style="italic"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text-properties style:font-name="Arial1"/>
    </style:style>
    <style:style style:name="Code" style:family="paragraph" style:parent-style-name="Standard" style:master-page-name="">
      <style:paragraph-properties style:page-number="auto" fo:padding="0.0201in" fo:border="0.0138in solid #000000" style:shadow="none"/>
      <style:text-properties style:font-name="Courie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5T14:17:08</meta:creation-date>
    <dc:date>2009-11-25T19:59:38</dc:date>
    <meta:editing-duration>PT05H30M13S</meta:editing-duration>
    <meta:editing-cycles>32</meta:editing-cycles>
    <meta:generator>OpenOffice.org/3.1$Linux OpenOffice.org_project/310m19$Build-9420</meta:generator>
    <meta:document-statistic meta:table-count="10" meta:image-count="0" meta:object-count="3" meta:page-count="6" meta:paragraph-count="168" meta:word-count="781" meta:character-count="45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connect-bar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draw:stroke="solid" draw:fill-color="#ff420e"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997cm" svg:height="7cm" chart:class="chart:bar" chart:style-name="ch1">
        <chart:title svg:x="0.939cm" svg:y="0.141cm" chart:style-name="ch2">
          <text:p>Total number of CG iterations</text:p>
        </chart:title>
        <chart:legend chart:legend-position="end" svg:x="6.67cm" svg:y="3.222cm" chart:style-name="ch3"/>
        <chart:plot-area chart:style-name="ch4" table:cell-range-address="Table2.$B$1:.$L$1 Table2.$A$3:.$L$3" chart:data-source-has-labels="both" svg:x="0.117cm" svg:y="0.8cm" svg:width="6.395cm" svg:height="5.981cm">
          <chart:axis chart:dimension="x" chart:name="primary-x" chart:style-name="ch5">
            <chart:title svg:x="1.808cm" svg:y="6.357cm" chart:style-name="ch6">
              <text:p>Number of SGS iterations</text:p>
            </chart:title>
            <chart:categories table:cell-range-address="Table2.$B$1:.$L$1"/>
          </chart:axis>
          <chart:axis chart:dimension="y" chart:name="primary-y" chart:style-name="ch7">
            <chart:title svg:x="0.16cm" svg:y="5.206cm" chart:style-name="ch8">
              <text:p>Number of CG iterations</text:p>
            </chart:title>
            <chart:grid chart:style-name="ch9" chart:class="major"/>
          </chart:axis>
          <chart:series chart:style-name="ch10" chart:values-cell-range-address="Table2.$B$3:.$L$3" chart:label-cell-address="Table2.$A$3"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ext:id="Table2.$B$1:.$L$1">0</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ext:id="Table2.$A$3">total</text:p>
              </table:table-cell>
              <table:table-cell office:value-type="float" office:value="2593">
                <text:p text:id="Table2.$B$3:.$L$3">2593</text:p>
              </table:table-cell>
              <table:table-cell office:value-type="float" office:value="1500">
                <text:p>1500</text:p>
              </table:table-cell>
              <table:table-cell office:value-type="float" office:value="1122">
                <text:p>1122</text:p>
              </table:table-cell>
              <table:table-cell office:value-type="float" office:value="900">
                <text:p>900</text:p>
              </table:table-cell>
              <table:table-cell office:value-type="float" office:value="900">
                <text:p>900</text:p>
              </table:table-cell>
              <table:table-cell office:value-type="float" office:value="600">
                <text:p>600</text:p>
              </table:table-cell>
              <table:table-cell office:value-type="float" office:value="600">
                <text:p>600</text:p>
              </table:table-cell>
              <table:table-cell office:value-type="float" office:value="600">
                <text:p>600</text:p>
              </table:table-cell>
              <table:table-cell office:value-type="float" office:value="600">
                <text:p>600</text:p>
              </table:table-cell>
              <table:table-cell office:value-type="float" office:value="600">
                <text:p>600</text:p>
              </table:table-cell>
              <table:table-cell office:value-type="float" office:value="600">
                <text:p>6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connect-bar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draw:stroke="solid" draw:fill-color="#004586"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997cm" svg:height="7cm" chart:class="chart:bar" chart:style-name="ch1">
        <chart:title svg:x="0.602cm" svg:y="0.141cm" chart:style-name="ch2">
          <text:p>Average number of CG iterations</text:p>
        </chart:title>
        <chart:legend chart:legend-position="end" svg:x="6.721cm" svg:y="3.222cm" chart:style-name="ch3"/>
        <chart:plot-area chart:style-name="ch4" table:cell-range-address="Table2.$B$1:.$L$2 Table2.$A$2" chart:data-source-has-labels="both" svg:x="0.117cm" svg:y="0.8cm" svg:width="6.446cm" svg:height="5.981cm">
          <chart:axis chart:dimension="x" chart:name="primary-x" chart:style-name="ch5">
            <chart:title svg:x="1.833cm" svg:y="6.357cm" chart:style-name="ch6">
              <text:p>Number of SGS iterations</text:p>
            </chart:title>
            <chart:categories table:cell-range-address="Table2.$B$1:.$L$1"/>
          </chart:axis>
          <chart:axis chart:dimension="y" chart:name="primary-y" chart:style-name="ch7">
            <chart:title svg:x="0.16cm" svg:y="5.206cm" chart:style-name="ch8">
              <text:p>Number of CG iterations</text:p>
            </chart:title>
            <chart:grid chart:style-name="ch9" chart:class="major"/>
          </chart:axis>
          <chart:series chart:style-name="ch10" chart:values-cell-range-address="Table2.$B$2:.$L$2" chart:label-cell-address="Table2.$A$2"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ext:id="Table2.$B$1:.$L$1">0</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ext:id="Table2.$A$2">avg</text:p>
              </table:table-cell>
              <table:table-cell office:value-type="float" office:value="8.64">
                <text:p text:id="Table2.$B$2:.$L$2">8.64</text:p>
              </table:table-cell>
              <table:table-cell office:value-type="float" office:value="5">
                <text:p>5</text:p>
              </table:table-cell>
              <table:table-cell office:value-type="float" office:value="3.74">
                <text:p>3.74</text:p>
              </table:table-cell>
              <table:table-cell office:value-type="float" office:value="3">
                <text:p>3</text:p>
              </table:table-cell>
              <table:table-cell office:value-type="float" office:value="3">
                <text:p>3</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connect-bar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6" style:family="chart">
      <style:chart-properties chart:auto-position="true"/>
      <style:text-properties fo:font-size="9pt" style:font-size-asian="9pt" style:font-size-complex="9pt"/>
    </style:style>
    <style:style style:name="ch7"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draw:stroke="solid" draw:fill-color="#ffd320"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997cm" svg:height="7cm" chart:class="chart:bar" chart:style-name="ch1">
        <chart:title svg:x="2.067cm" svg:y="0.141cm" chart:style-name="ch2">
          <text:p>Simulation runtime</text:p>
        </chart:title>
        <chart:legend chart:legend-position="end" svg:x="5.814cm" svg:y="3.222cm" chart:style-name="ch3"/>
        <chart:plot-area chart:style-name="ch4" table:cell-range-address="Table2.$B$1:.$L$1 Table2.$A$4:.$L$4" chart:data-source-has-labels="both" svg:x="0.117cm" svg:y="0.8cm" svg:width="5.539cm" svg:height="5.981cm">
          <chart:axis chart:dimension="x" chart:name="primary-x" chart:style-name="ch5">
            <chart:title svg:x="1.38cm" svg:y="6.357cm" chart:style-name="ch6">
              <text:p>Number of SGS iterations</text:p>
            </chart:title>
            <chart:categories table:cell-range-address="Table2.$B$1:.$L$1"/>
          </chart:axis>
          <chart:axis chart:dimension="y" chart:name="primary-y" chart:style-name="ch7">
            <chart:title svg:x="0.16cm" svg:y="4.325cm" chart:style-name="ch8">
              <text:p>Runtime (s)</text:p>
            </chart:title>
            <chart:grid chart:style-name="ch9" chart:class="major"/>
          </chart:axis>
          <chart:series chart:style-name="ch10" chart:values-cell-range-address="Table2.$B$4:.$L$4" chart:label-cell-address="Table2.$A$4"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 text:id="Table2.$B$1:.$L$1">0</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row>
          </table:table-header-rows>
          <table:table-rows>
            <table:table-row>
              <table:table-cell office:value-type="string">
                <text:p text:id="Table2.$A$4">runtime (s)</text:p>
              </table:table-cell>
              <table:table-cell office:value-type="float" office:value="1.92">
                <text:p text:id="Table2.$B$4:.$L$4">1.92</text:p>
              </table:table-cell>
              <table:table-cell office:value-type="float" office:value="1.64">
                <text:p>1.64</text:p>
              </table:table-cell>
              <table:table-cell office:value-type="float" office:value="1.5">
                <text:p>1.5</text:p>
              </table:table-cell>
              <table:table-cell office:value-type="float" office:value="1.42">
                <text:p>1.42</text:p>
              </table:table-cell>
              <table:table-cell office:value-type="float" office:value="1.6">
                <text:p>1.6</text:p>
              </table:table-cell>
              <table:table-cell office:value-type="float" office:value="1.06">
                <text:p>1.06</text:p>
              </table:table-cell>
              <table:table-cell office:value-type="float" office:value="1.16">
                <text:p>1.16</text:p>
              </table:table-cell>
              <table:table-cell office:value-type="float" office:value="1.26">
                <text:p>1.26</text:p>
              </table:table-cell>
              <table:table-cell office:value-type="float" office:value="1.34">
                <text:p>1.34</text:p>
              </table:table-cell>
              <table:table-cell office:value-type="float" office:value="1.44">
                <text:p>1.44</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